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646cm"/>
    </style:style>
    <style:style style:name="co4" style:family="table-column">
      <style:table-column-properties fo:break-before="auto" style:column-width="2.787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2.928cm"/>
    </style:style>
    <style:style style:name="co9" style:family="table-column">
      <style:table-column-properties fo:break-before="auto" style:column-width="3.069cm"/>
    </style:style>
    <style:style style:name="co10" style:family="table-column">
      <style:table-column-properties fo:break-before="auto" style:column-width="2.963cm"/>
    </style:style>
    <style:style style:name="co11" style:family="table-column">
      <style:table-column-properties fo:break-before="auto" style:column-width="2.822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2.681cm"/>
    </style:style>
    <style:style style:name="co14" style:family="table-column">
      <style:table-column-properties fo:break-before="auto" style:column-width="2.611cm"/>
    </style:style>
    <style:style style:name="co15" style:family="table-column">
      <style:table-column-properties fo:break-before="auto" style:column-width="2.71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Incolor">
      <style:table-properties table:display="true" style:writing-mode="lr-tb" table:tab-color="#4f81bd"/>
    </style:style>
    <style:style style:name="ta2" style:family="table" style:master-page-name="PageStyle_5f_VerdeFume">
      <style:table-properties table:display="true" style:writing-mode="lr-tb" table:tab-color="#9bbb59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Excel_20_Built-in_20_Out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Output" style:data-style-name="N12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Output" style:data-style-name="N13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Excel_20_Built-in_20_Output" style:data-style-name="N1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Output" style:data-style-name="N1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Out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Outpu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Output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4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5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fix" style:repeat-content="false" fo:wrap-option="no-wrap" fo:border-left="none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f3f3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color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0" table:default-cell-style-name="Default"/>
        <table:table-row table:style-name="ro1">
          <table:table-cell table:style-name="ce2" office:value-type="string" calcext:value-type="string">
            <text:p>210x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number-columns-repeated="5"/>
          <table:table-cell table:style-name="ce5"/>
          <table:table-cell table:style-name="ce2" table:number-columns-repeated="4"/>
          <table:table-cell table:style-name="ce7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4"/>
          <table:table-cell table:style-name="ce5" table:number-columns-repeated="6"/>
          <table:table-cell table:style-name="ce6"/>
          <table:table-cell table:style-name="ce2"/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4"/>
          <table:table-cell table:style-name="ce5" table:number-columns-repeated="6"/>
          <table:table-cell table:style-name="ce6" table:number-columns-repeated="2"/>
          <table:table-cell table:style-name="ce9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4"/>
          <table:table-cell table:style-name="ce5" table:number-columns-repeated="6"/>
          <table:table-cell table:style-name="ce6" table:number-columns-repeated="2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4"/>
          <table:table-cell table:style-name="ce5" table:number-columns-repeated="6"/>
          <table:table-cell table:style-name="ce6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4"/>
          <table:table-cell table:style-name="ce5" table:number-columns-repeated="6"/>
          <table:table-cell table:style-name="ce6" table:number-columns-repeated="2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/>
          <table:table-cell table:style-name="ce5" table:number-columns-repeated="6"/>
          <table:table-cell table:style-name="ce6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1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/>
          <table:table-cell table:style-name="ce5" table:number-columns-repeated="6"/>
          <table:table-cell table:style-name="ce6" table:number-columns-repeated="2"/>
          <table:table-cell table:style-name="ce10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210x2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4"/>
          <table:table-cell table:style-name="ce5" table:number-columns-repeated="6"/>
          <table:table-cell table:style-name="ce6" table:number-columns-repeated="2"/>
          <table:table-cell table:style-name="ce11"/>
          <table:table-cell table:style-name="ce12"/>
          <table:table-cell table:number-columns-repeated="1008"/>
        </table:table-row>
        <table:table-row table:style-name="ro1">
          <table:table-cell table:style-name="ce3"/>
          <table:table-cell table:number-columns-repeated="3"/>
          <table:table-cell table:style-name="ce2"/>
          <table:table-cell table:style-name="ce4"/>
          <table:table-cell table:style-name="ce5" table:number-columns-repeated="6"/>
          <table:table-cell table:style-name="ce6" table:number-columns-repeated="2"/>
          <table:table-cell table:number-columns-repeated="1010"/>
        </table:table-row>
        <table:table-row table:style-name="ro1">
          <table:table-cell table:number-columns-repeated="13"/>
          <table:table-cell table:style-name="ce6"/>
          <table:table-cell table:number-columns-repeated="1010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deFume" table:style-name="ta2">
        <table:table-column table:style-name="co1" table:number-columns-repeated="5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08" table:default-cell-style-name="Default"/>
        <table:table-row table:style-name="ro3">
          <table:table-cell table:style-name="ce13" office:value-type="string" calcext:value-type="string" table:number-columns-spanned="13" table:number-rows-spanned="1">
            <text:p>TABELA PORTA BLINDEX DE CORRER 2 FOLHAS VERDE/FUMÊ</text:p>
          </table:table-cell>
          <table:covered-table-cell table:number-columns-repeated="11" table:style-name="ce14"/>
          <table:covered-table-cell table:style-name="ce15"/>
          <table:table-cell table:style-name="ce2"/>
          <table:table-cell table:style-name="ce7" table:number-columns-repeated="2"/>
          <table:table-cell table:number-columns-repeated="1008"/>
        </table:table-row>
        <table:table-row table:style-name="ro3">
          <table:table-cell table:style-name="ce2" office:value-type="string" calcext:value-type="string">
            <text:p>Medida</text:p>
          </table:table-cell>
          <table:table-cell table:style-name="ce2" office:value-type="string" calcext:value-type="string">
            <text:p>Folhas</text:p>
          </table:table-cell>
          <table:table-cell table:style-name="ce2" office:value-type="string" calcext:value-type="string">
            <text:p>Fixo</text:p>
          </table:table-cell>
          <table:table-cell table:style-name="ce2" office:value-type="string" calcext:value-type="string">
            <text:p>Porta</text:p>
          </table:table-cell>
          <table:table-cell table:style-name="ce2" office:value-type="string" calcext:value-type="string">
            <text:p>M²</text:p>
          </table:table-cell>
          <table:table-cell table:style-name="ce2" office:value-type="string" calcext:value-type="string">
            <text:p>Kit</text:p>
          </table:table-cell>
          <table:table-cell table:style-name="ce2" office:value-type="string" calcext:value-type="string">
            <text:p>Custo</text:p>
          </table:table-cell>
          <table:table-cell table:style-name="ce2" office:value-type="string" calcext:value-type="string">
            <text:p>À Vista Din</text:p>
          </table:table-cell>
          <table:table-cell table:style-name="ce2" office:value-type="string" calcext:value-type="string">
            <text:p>À Vista C</text:p>
          </table:table-cell>
          <table:table-cell table:style-name="ce5" office:value-type="string" calcext:value-type="string">
            <text:p>Parc 4x</text:p>
          </table:table-cell>
          <table:table-cell table:style-name="ce2" office:value-type="string" calcext:value-type="string">
            <text:p>Parc 6x</text:p>
          </table:table-cell>
          <table:table-cell table:style-name="ce2" office:value-type="string" calcext:value-type="string">
            <text:p>Parc 10x</text:p>
          </table:table-cell>
          <table:table-cell table:style-name="ce2" office:value-type="string" calcext:value-type="string">
            <text:p>Parc 12x</text:p>
          </table:table-cell>
          <table:table-cell table:style-name="ce2" office:value-type="string" calcext:value-type="string">
            <text:p>Lucro</text:p>
          </table:table-cell>
          <table:table-cell table:style-name="ce8" office:value-type="string" calcext:value-type="string">
            <text:p>Custo M²</text:p>
          </table:table-cell>
          <table:table-cell table:style-name="ce8" office:value-type="string" calcext:value-type="string">
            <text:p>M.D.O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5" calcext:value-type="float">
            <text:p>65</text:p>
          </table:table-cell>
          <table:table-cell table:style-name="ce2" table:formula="of:=([.C3]+[.D3])*210/10000" office:value-type="float" office:value="2.625" calcext:value-type="float">
            <text:p>2,625</text:p>
          </table:table-cell>
          <table:table-cell table:style-name="ce4" office:value-type="float" office:value="160" calcext:value-type="float">
            <text:p><text:s/>R$ 160,00 </text:p>
          </table:table-cell>
          <table:table-cell table:style-name="ce5" table:formula="of:=([.E3]*[.$O$3])+[.$P$3]+[.F3]" office:value-type="float" office:value="555.625" calcext:value-type="float">
            <text:p>R$555,63</text:p>
          </table:table-cell>
          <table:table-cell table:style-name="ce5" table:formula="of:=[.G3]+[.G3]*[.$P$9]" office:value-type="float" office:value="777.875" calcext:value-type="float">
            <text:p>R$777,88</text:p>
          </table:table-cell>
          <table:table-cell table:style-name="ce5" table:formula="of:=([.H3]/(1-[.$O$5]))" office:value-type="float" office:value="818.298969072165" calcext:value-type="float">
            <text:p>R$818,30</text:p>
          </table:table-cell>
          <table:table-cell table:style-name="ce5" table:formula="of:=([.H3]/(1-[.$P$5]))" office:value-type="float" office:value="842.129479268161" calcext:value-type="float">
            <text:p>R$842,13</text:p>
          </table:table-cell>
          <table:table-cell table:style-name="ce5" table:formula="of:=([.H3]/(1-[.$O$7]))" office:value-type="float" office:value="856.973669714663" calcext:value-type="float">
            <text:p>R$856,97</text:p>
          </table:table-cell>
          <table:table-cell table:style-name="ce5" table:formula="of:=([.H3]/(1-[.$P$7]))" office:value-type="float" office:value="889.813543811485" calcext:value-type="float">
            <text:p>R$889,81</text:p>
          </table:table-cell>
          <table:table-cell table:style-name="ce6" table:formula="of:=([.H3]/(1-[.$O$9]))" office:value-type="float" office:value="906.825600373047" calcext:value-type="float">
            <text:p>R$ 906,83</text:p>
          </table:table-cell>
          <table:table-cell table:style-name="ce6" table:formula="of:=[.H3]-[.G3]" office:value-type="float" office:value="222.25" calcext:value-type="float">
            <text:p>R$ 222,25</text:p>
          </table:table-cell>
          <table:table-cell table:style-name="ce9" table:formula="of:=['file:///home/toledo/PycharmProjects/xlsxReader/tables/Fornecedores.xlsx'#$Planilha.$H$19]" office:value-type="float" office:value="105" calcext:value-type="float">
            <text:p>R$ 105,00</text:p>
          </table:table-cell>
          <table:table-cell table:style-name="ce9" office:value-type="float" office:value="120" calcext:value-type="float">
            <text:p>R$ 120,0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([.C4]+[.D4])*210/10000" office:value-type="float" office:value="2.835" calcext:value-type="float">
            <text:p>2,835</text:p>
          </table:table-cell>
          <table:table-cell table:style-name="ce4" office:value-type="float" office:value="160" calcext:value-type="float">
            <text:p><text:s/>R$ 160,00 </text:p>
          </table:table-cell>
          <table:table-cell table:style-name="ce5" table:formula="of:=([.E4]*[.$O$3])+[.$P$3]+[.F4]" office:value-type="float" office:value="577.675" calcext:value-type="float">
            <text:p>R$577,68</text:p>
          </table:table-cell>
          <table:table-cell table:style-name="ce5" table:formula="of:=[.G4]+[.G4]*[.$P$9]" office:value-type="float" office:value="808.745" calcext:value-type="float">
            <text:p>R$808,75</text:p>
          </table:table-cell>
          <table:table-cell table:style-name="ce5" table:formula="of:=([.H4]/(1-[.$O$5]))" office:value-type="float" office:value="850.773195876289" calcext:value-type="float">
            <text:p>R$850,77</text:p>
          </table:table-cell>
          <table:table-cell table:style-name="ce5" table:formula="of:=([.H4]/(1-[.$P$5]))" office:value-type="float" office:value="875.549420807621" calcext:value-type="float">
            <text:p>R$875,55</text:p>
          </table:table-cell>
          <table:table-cell table:style-name="ce5" table:formula="of:=([.H4]/(1-[.$O$7]))" office:value-type="float" office:value="890.982703536411" calcext:value-type="float">
            <text:p>R$890,98</text:p>
          </table:table-cell>
          <table:table-cell table:style-name="ce5" table:formula="of:=([.H4]/(1-[.$P$7]))" office:value-type="float" office:value="925.125829329673" calcext:value-type="float">
            <text:p>R$925,13</text:p>
          </table:table-cell>
          <table:table-cell table:style-name="ce6" table:formula="of:=([.H4]/(1-[.$O$9]))" office:value-type="float" office:value="942.813010025647" calcext:value-type="float">
            <text:p>R$ 942,81</text:p>
          </table:table-cell>
          <table:table-cell table:style-name="ce6" table:formula="of:=[.H4]-[.G4]" office:value-type="float" office:value="231.07" calcext:value-type="float">
            <text:p>R$ 231,07</text:p>
          </table:table-cell>
          <table:table-cell table:style-name="ce10" office:value-type="string" calcext:value-type="string">
            <text:p>Tx 1x</text:p>
          </table:table-cell>
          <table:table-cell table:style-name="ce10" office:value-type="string" calcext:value-type="string">
            <text:p>Tx 4x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5" calcext:value-type="float">
            <text:p>75</text:p>
          </table:table-cell>
          <table:table-cell table:style-name="ce2" table:formula="of:=([.C5]+[.D5])*210/10000" office:value-type="float" office:value="3.045" calcext:value-type="float">
            <text:p>3,045</text:p>
          </table:table-cell>
          <table:table-cell table:style-name="ce4" office:value-type="float" office:value="160" calcext:value-type="float">
            <text:p><text:s/>R$ 160,00 </text:p>
          </table:table-cell>
          <table:table-cell table:style-name="ce5" table:formula="of:=([.E5]*[.$O$3])+[.$P$3]+[.F5]" office:value-type="float" office:value="599.725" calcext:value-type="float">
            <text:p>R$599,73</text:p>
          </table:table-cell>
          <table:table-cell table:style-name="ce5" table:formula="of:=[.G5]+[.G5]*[.$P$9]" office:value-type="float" office:value="839.615" calcext:value-type="float">
            <text:p>R$839,62</text:p>
          </table:table-cell>
          <table:table-cell table:style-name="ce5" table:formula="of:=([.H5]/(1-[.$O$5]))" office:value-type="float" office:value="883.247422680412" calcext:value-type="float">
            <text:p>R$883,25</text:p>
          </table:table-cell>
          <table:table-cell table:style-name="ce5" table:formula="of:=([.H5]/(1-[.$P$5]))" office:value-type="float" office:value="908.969362347082" calcext:value-type="float">
            <text:p>R$908,97</text:p>
          </table:table-cell>
          <table:table-cell table:style-name="ce5" table:formula="of:=([.H5]/(1-[.$O$7]))" office:value-type="float" office:value="924.991737358158" calcext:value-type="float">
            <text:p>R$924,99</text:p>
          </table:table-cell>
          <table:table-cell table:style-name="ce5" table:formula="of:=([.H5]/(1-[.$P$7]))" office:value-type="float" office:value="960.438114847861" calcext:value-type="float">
            <text:p>R$960,44</text:p>
          </table:table-cell>
          <table:table-cell table:style-name="ce6" table:formula="of:=([.H5]/(1-[.$O$9]))" office:value-type="float" office:value="978.800419678247" calcext:value-type="float">
            <text:p>R$ 978,80</text:p>
          </table:table-cell>
          <table:table-cell table:style-name="ce6" table:formula="of:=[.H5]-[.G5]" office:value-type="float" office:value="239.89" calcext:value-type="float">
            <text:p>R$ 239,89</text:p>
          </table:table-cell>
          <table:table-cell table:style-name="ce11" office:value-type="percentage" office:value="0.0494" calcext:value-type="percentage">
            <text:p>4,94%</text:p>
          </table:table-cell>
          <table:table-cell table:style-name="ce11" office:value-type="percentage" office:value="0.0763" calcext:value-type="percentage">
            <text:p>7,63%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5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([.C6]+[.D6])*210/10000" office:value-type="float" office:value="3.255" calcext:value-type="float">
            <text:p>3,255</text:p>
          </table:table-cell>
          <table:table-cell table:style-name="ce4" office:value-type="float" office:value="160" calcext:value-type="float">
            <text:p><text:s/>R$ 160,00 </text:p>
          </table:table-cell>
          <table:table-cell table:style-name="ce5" table:formula="of:=([.E6]*[.$O$3])+[.$P$3]+[.F6]" office:value-type="float" office:value="621.775" calcext:value-type="float">
            <text:p>R$621,78</text:p>
          </table:table-cell>
          <table:table-cell table:style-name="ce5" table:formula="of:=[.G6]+[.G6]*[.$P$9]" office:value-type="float" office:value="870.485" calcext:value-type="float">
            <text:p>R$870,49</text:p>
          </table:table-cell>
          <table:table-cell table:style-name="ce5" table:formula="of:=([.H6]/(1-[.$O$5]))" office:value-type="float" office:value="915.721649484536" calcext:value-type="float">
            <text:p>R$915,72</text:p>
          </table:table-cell>
          <table:table-cell table:style-name="ce5" table:formula="of:=([.H6]/(1-[.$P$5]))" office:value-type="float" office:value="942.389303886543" calcext:value-type="float">
            <text:p>R$942,39</text:p>
          </table:table-cell>
          <table:table-cell table:style-name="ce5" table:formula="of:=([.H6]/(1-[.$O$7]))" office:value-type="float" office:value="959.000771179905" calcext:value-type="float">
            <text:p>R$959,00</text:p>
          </table:table-cell>
          <table:table-cell table:style-name="ce5" table:formula="of:=([.H6]/(1-[.$P$7]))" office:value-type="float" office:value="995.750400366049" calcext:value-type="float">
            <text:p>R$995,75</text:p>
          </table:table-cell>
          <table:table-cell table:style-name="ce6" table:formula="of:=([.H6]/(1-[.$O$9]))" office:value-type="float" office:value="1014.78782933085" calcext:value-type="float">
            <text:p>R$ 1.014,79</text:p>
          </table:table-cell>
          <table:table-cell table:style-name="ce6" table:formula="of:=[.H6]-[.G6]" office:value-type="float" office:value="248.71" calcext:value-type="float">
            <text:p>R$ 248,71</text:p>
          </table:table-cell>
          <table:table-cell table:style-name="ce10" office:value-type="string" calcext:value-type="string">
            <text:p>Tx 6x</text:p>
          </table:table-cell>
          <table:table-cell table:style-name="ce10" office:value-type="string" calcext:value-type="string">
            <text:p>Tx 10x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6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5" calcext:value-type="float">
            <text:p>85</text:p>
          </table:table-cell>
          <table:table-cell table:style-name="ce2" table:formula="of:=([.C7]+[.D7])*210/10000" office:value-type="float" office:value="3.465" calcext:value-type="float">
            <text:p>3,465</text:p>
          </table:table-cell>
          <table:table-cell table:style-name="ce4" office:value-type="float" office:value="160" calcext:value-type="float">
            <text:p><text:s/>R$ 160,00 </text:p>
          </table:table-cell>
          <table:table-cell table:style-name="ce5" table:formula="of:=([.E7]*[.$O$3])+[.$P$3]+[.F7]" office:value-type="float" office:value="643.825" calcext:value-type="float">
            <text:p>R$643,83</text:p>
          </table:table-cell>
          <table:table-cell table:style-name="ce5" table:formula="of:=[.G7]+[.G7]*[.$P$9]" office:value-type="float" office:value="901.355" calcext:value-type="float">
            <text:p>R$901,36</text:p>
          </table:table-cell>
          <table:table-cell table:style-name="ce5" table:formula="of:=([.H7]/(1-[.$O$5]))" office:value-type="float" office:value="948.19587628866" calcext:value-type="float">
            <text:p>R$948,20</text:p>
          </table:table-cell>
          <table:table-cell table:style-name="ce5" table:formula="of:=([.H7]/(1-[.$P$5]))" office:value-type="float" office:value="975.809245426004" calcext:value-type="float">
            <text:p>R$975,81</text:p>
          </table:table-cell>
          <table:table-cell table:style-name="ce5" table:formula="of:=([.H7]/(1-[.$O$7]))" office:value-type="float" office:value="993.009805001653" calcext:value-type="float">
            <text:p>R$993,01</text:p>
          </table:table-cell>
          <table:table-cell table:style-name="ce5" table:formula="of:=([.H7]/(1-[.$P$7]))" office:value-type="float" office:value="1031.06268588424" calcext:value-type="float">
            <text:p>R$1.031,06</text:p>
          </table:table-cell>
          <table:table-cell table:style-name="ce6" table:formula="of:=([.H7]/(1-[.$O$9]))" office:value-type="float" office:value="1050.77523898345" calcext:value-type="float">
            <text:p>R$ 1.050,78</text:p>
          </table:table-cell>
          <table:table-cell table:style-name="ce6" table:formula="of:=[.H7]-[.G7]" office:value-type="float" office:value="257.53" calcext:value-type="float">
            <text:p>R$ 257,53</text:p>
          </table:table-cell>
          <table:table-cell table:style-name="ce11" office:value-type="percentage" office:value="0.0923" calcext:value-type="percentage">
            <text:p>9,23%</text:p>
          </table:table-cell>
          <table:table-cell table:style-name="ce11" office:value-type="percentage" office:value="0.1258" calcext:value-type="percentage">
            <text:p>12,58%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7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([.C8]+[.D8])*210/10000" office:value-type="float" office:value="3.675" calcext:value-type="float">
            <text:p>3,675</text:p>
          </table:table-cell>
          <table:table-cell table:style-name="ce4" office:value-type="float" office:value="160" calcext:value-type="float">
            <text:p><text:s/>R$ 160,00 </text:p>
          </table:table-cell>
          <table:table-cell table:style-name="ce5" table:formula="of:=([.E8]*[.$O$3])+[.$P$3]+[.F8]" office:value-type="float" office:value="665.875" calcext:value-type="float">
            <text:p>R$665,88</text:p>
          </table:table-cell>
          <table:table-cell table:style-name="ce5" table:formula="of:=[.G8]+[.G8]*[.$P$9]" office:value-type="float" office:value="932.225" calcext:value-type="float">
            <text:p>R$932,23</text:p>
          </table:table-cell>
          <table:table-cell table:style-name="ce5" table:formula="of:=([.H8]/(1-[.$O$5]))" office:value-type="float" office:value="980.670103092784" calcext:value-type="float">
            <text:p>R$980,67</text:p>
          </table:table-cell>
          <table:table-cell table:style-name="ce5" table:formula="of:=([.H8]/(1-[.$P$5]))" office:value-type="float" office:value="1009.22918696547" calcext:value-type="float">
            <text:p>R$1.009,23</text:p>
          </table:table-cell>
          <table:table-cell table:style-name="ce5" table:formula="of:=([.H8]/(1-[.$O$7]))" office:value-type="float" office:value="1027.0188388234" calcext:value-type="float">
            <text:p>R$1.027,02</text:p>
          </table:table-cell>
          <table:table-cell table:style-name="ce5" table:formula="of:=([.H8]/(1-[.$P$7]))" office:value-type="float" office:value="1066.37497140243" calcext:value-type="float">
            <text:p>R$1.066,37</text:p>
          </table:table-cell>
          <table:table-cell table:style-name="ce6" table:formula="of:=([.H8]/(1-[.$O$9]))" office:value-type="float" office:value="1086.76264863605" calcext:value-type="float">
            <text:p>R$ 1.086,76</text:p>
          </table:table-cell>
          <table:table-cell table:style-name="ce6" table:formula="of:=[.H8]-[.G8]" office:value-type="float" office:value="266.35" calcext:value-type="float">
            <text:p>R$ 266,35</text:p>
          </table:table-cell>
          <table:table-cell table:style-name="ce10" office:value-type="string" calcext:value-type="string">
            <text:p>Tx 12x</text:p>
          </table:table-cell>
          <table:table-cell table:style-name="ce10" office:value-type="string" calcext:value-type="string">
            <text:p>Ganho %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8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5" calcext:value-type="float">
            <text:p>95</text:p>
          </table:table-cell>
          <table:table-cell table:style-name="ce2" table:formula="of:=([.C9]+[.D9])*210/10000" office:value-type="float" office:value="3.885" calcext:value-type="float">
            <text:p>3,885</text:p>
          </table:table-cell>
          <table:table-cell table:style-name="ce4" office:value-type="float" office:value="160" calcext:value-type="float">
            <text:p><text:s/>R$ 160,00 </text:p>
          </table:table-cell>
          <table:table-cell table:style-name="ce5" table:formula="of:=([.E9]*[.$O$3])+[.$P$3]+[.F9]" office:value-type="float" office:value="687.925" calcext:value-type="float">
            <text:p>R$687,93</text:p>
          </table:table-cell>
          <table:table-cell table:style-name="ce5" table:formula="of:=[.G9]+[.G9]*[.$P$9]" office:value-type="float" office:value="963.095" calcext:value-type="float">
            <text:p>R$963,10</text:p>
          </table:table-cell>
          <table:table-cell table:style-name="ce5" table:formula="of:=([.H9]/(1-[.$O$5]))" office:value-type="float" office:value="1013.14432989691" calcext:value-type="float">
            <text:p>R$1.013,14</text:p>
          </table:table-cell>
          <table:table-cell table:style-name="ce5" table:formula="of:=([.H9]/(1-[.$P$5]))" office:value-type="float" office:value="1042.64912850493" calcext:value-type="float">
            <text:p>R$1.042,65</text:p>
          </table:table-cell>
          <table:table-cell table:style-name="ce5" table:formula="of:=([.H9]/(1-[.$O$7]))" office:value-type="float" office:value="1061.02787264515" calcext:value-type="float">
            <text:p>R$1.061,03</text:p>
          </table:table-cell>
          <table:table-cell table:style-name="ce5" table:formula="of:=([.H9]/(1-[.$P$7]))" office:value-type="float" office:value="1101.68725692061" calcext:value-type="float">
            <text:p>R$1.101,69</text:p>
          </table:table-cell>
          <table:table-cell table:style-name="ce6" table:formula="of:=([.H9]/(1-[.$O$9]))" office:value-type="float" office:value="1122.75005828865" calcext:value-type="float">
            <text:p>R$ 1.122,75</text:p>
          </table:table-cell>
          <table:table-cell table:style-name="ce6" table:formula="of:=[.H9]-[.G9]" office:value-type="float" office:value="275.17" calcext:value-type="float">
            <text:p>R$ 275,17</text:p>
          </table:table-cell>
          <table:table-cell table:style-name="ce11" office:value-type="percentage" office:value="0.1422" calcext:value-type="percentage">
            <text:p>14,22%</text:p>
          </table:table-cell>
          <table:table-cell table:style-name="ce12" office:value-type="percentage" office:value="0.4" calcext:value-type="percentage">
            <text:p>40%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210x19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([.C10]+[.D10])*210/10000" office:value-type="float" office:value="4.095" calcext:value-type="float">
            <text:p>4,095</text:p>
          </table:table-cell>
          <table:table-cell table:style-name="ce4" office:value-type="float" office:value="160" calcext:value-type="float">
            <text:p><text:s/>R$ 160,00 </text:p>
          </table:table-cell>
          <table:table-cell table:style-name="ce5" table:formula="of:=([.E10]*[.$O$3])+[.$P$3]+[.F10]" office:value-type="float" office:value="709.975" calcext:value-type="float">
            <text:p>R$709,98</text:p>
          </table:table-cell>
          <table:table-cell table:style-name="ce5" table:formula="of:=[.G10]+[.G10]*[.$P$9]" office:value-type="float" office:value="993.965" calcext:value-type="float">
            <text:p>R$993,97</text:p>
          </table:table-cell>
          <table:table-cell table:style-name="ce5" table:formula="of:=([.H10]/(1-[.$O$5]))" office:value-type="float" office:value="1045.61855670103" calcext:value-type="float">
            <text:p>R$1.045,62</text:p>
          </table:table-cell>
          <table:table-cell table:style-name="ce5" table:formula="of:=([.H10]/(1-[.$P$5]))" office:value-type="float" office:value="1076.06907004439" calcext:value-type="float">
            <text:p>R$1.076,07</text:p>
          </table:table-cell>
          <table:table-cell table:style-name="ce5" table:formula="of:=([.H10]/(1-[.$O$7]))" office:value-type="float" office:value="1095.03690646689" calcext:value-type="float">
            <text:p>R$1.095,04</text:p>
          </table:table-cell>
          <table:table-cell table:style-name="ce5" table:formula="of:=([.H10]/(1-[.$P$7]))" office:value-type="float" office:value="1136.9995424388" calcext:value-type="float">
            <text:p>R$1.137,00</text:p>
          </table:table-cell>
          <table:table-cell table:style-name="ce6" table:formula="of:=([.H10]/(1-[.$O$9]))" office:value-type="float" office:value="1158.73746794124" calcext:value-type="float">
            <text:p>R$ 1.158,74</text:p>
          </table:table-cell>
          <table:table-cell table:style-name="ce6" table:formula="of:=[.H10]-[.G10]" office:value-type="float" office:value="283.99" calcext:value-type="float">
            <text:p>R$ 283,99</text:p>
          </table:table-cell>
          <table:table-cell table:number-columns-repeated="1010"/>
        </table:table-row>
        <table:table-row table:style-name="ro3">
          <table:table-cell table:style-name="ce2" office:value-type="string" calcext:value-type="string">
            <text:p>210x2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formula="of:=([.C11]+[.D11])*210/10000" office:value-type="float" office:value="4.305" calcext:value-type="float">
            <text:p>4,305</text:p>
          </table:table-cell>
          <table:table-cell table:style-name="ce4" office:value-type="float" office:value="160" calcext:value-type="float">
            <text:p><text:s/>R$ 160,00 </text:p>
          </table:table-cell>
          <table:table-cell table:style-name="ce5" table:formula="of:=([.E11]*[.$O$3])+[.$P$3]+[.F11]" office:value-type="float" office:value="732.025" calcext:value-type="float">
            <text:p>R$732,03</text:p>
          </table:table-cell>
          <table:table-cell table:style-name="ce5" table:formula="of:=[.G11]+[.G11]*[.$P$9]" office:value-type="float" office:value="1024.835" calcext:value-type="float">
            <text:p>R$1.024,84</text:p>
          </table:table-cell>
          <table:table-cell table:style-name="ce5" table:formula="of:=([.H11]/(1-[.$O$5]))" office:value-type="float" office:value="1078.09278350515" calcext:value-type="float">
            <text:p>R$1.078,09</text:p>
          </table:table-cell>
          <table:table-cell table:style-name="ce5" table:formula="of:=([.H11]/(1-[.$P$5]))" office:value-type="float" office:value="1109.48901158385" calcext:value-type="float">
            <text:p>R$1.109,49</text:p>
          </table:table-cell>
          <table:table-cell table:style-name="ce5" table:formula="of:=([.H11]/(1-[.$O$7]))" office:value-type="float" office:value="1129.04594028864" calcext:value-type="float">
            <text:p>R$1.129,05</text:p>
          </table:table-cell>
          <table:table-cell table:style-name="ce5" table:formula="of:=([.H11]/(1-[.$P$7]))" office:value-type="float" office:value="1172.31182795699" calcext:value-type="float">
            <text:p>R$1.172,31</text:p>
          </table:table-cell>
          <table:table-cell table:style-name="ce6" table:formula="of:=([.H11]/(1-[.$O$9]))" office:value-type="float" office:value="1194.72487759384" calcext:value-type="float">
            <text:p>R$ 1.194,72</text:p>
          </table:table-cell>
          <table:table-cell table:style-name="ce6" table:formula="of:=[.H11]-[.G11]" office:value-type="float" office:value="292.81" calcext:value-type="float">
            <text:p>R$ 292,81</text:p>
          </table:table-cell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text>R$</number:text>
      <number:number number:decimal-places="2" number:min-decimal-places="2" number:min-integer-digits="1" number:grouping="true"/>
    </number:number-style>
    <number:number-style style:name="N130">
      <number:text>R$ </number:text>
      <number:number number:decimal-places="2" number:min-decimal-places="2" number:min-integer-digits="1" number:grouping="true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  <number:text> </number:text>
      <number:am-pm/>
    </number:time-style>
    <number:date-style style:name="N114"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1">
      <number:day/>
      <number:text>/</number:text>
      <number:month/>
      <number:text>/</number:text>
      <number:year number:style="long"/>
    </number:date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color" style:display-name="PageStyle_Incolo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deFume" style:display-name="PageStyle_VerdeFum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date>2022-05-31T13:47:08.073658451</dc:date>
    <meta:generator>LibreOffice/7.3.3.2$Linux_X86_64 LibreOffice_project/4985bca6212b77bf8c7a86bceeb2084ec86f4b6b</meta:generator>
    <meta:editing-duration>PT54S</meta:editing-duration>
    <meta:editing-cycles>1</meta:editing-cycles>
    <meta:document-statistic meta:table-count="2" meta:cell-count="194" meta:object-count="0"/>
    <meta:user-defined meta:name="AppVersion">16.0300</meta:user-defined>
  </office:meta>
</office:document-meta>
</file>